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53cm" svg:stroke-color="#ffffff" draw:stroke-linejoin="round" svg:stroke-linecap="butt" draw:fill="none" draw:fill-color="#000000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stroke-dash="Dash_20_Dot_20_4" svg:stroke-width="0cm" svg:stroke-color="#ffffff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84cm" fo:min-width="0.04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829cm" fo:min-width="0.13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89cm" fo:min-width="0.0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879cm" fo:min-width="0.14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854cm" fo:min-width="0.09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935cm" fo:min-width="0.09cm" fo:padding-top="0.165cm" fo:padding-bottom="0.165cm" fo:padding-left="0.29cm" fo:padding-right="0.2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606cm" svg:height="1.957cm" svg:x="2.962cm" svg:y="4.198cm" svg:viewBox="0 0 4607 1958" svg:d="M4537 499c-82-25-184 421-472 591-288 171-786 437-1258 430-471-9-1131-259-1572-476s-879-650-1072-824-57-216-84-220c-26-4-100 85-73 198 26 111-93 212 231 475 323 263 1182 889 1710 1101 529 213 1110 190 1461 174 352-15 457-148 648-266 190-118 419-244 499-441s63-717-18-742z">
              <text:p/>
            </draw:path>
            <draw:path draw:style-name="gr2" draw:text-style-name="P2" draw:layer="layout" svg:width="4.606cm" svg:height="1.957cm" svg:x="2.962cm" svg:y="4.198cm" svg:viewBox="0 0 4607 1958" svg:d="M4537 499c-82-25-184 421-472 591-288 171-786 437-1258 430-471-9-1131-259-1572-476s-879-650-1072-824-57-216-84-220c-26-4-100 85-73 198 26 111-93 212 231 475 323 263 1182 889 1710 1101 529 213 1110 190 1461 174 352-15 457-148 648-266 190-118 419-244 499-441s63-717-18-742z">
              <text:p/>
            </draw:path>
            <draw:path draw:style-name="gr3" draw:text-style-name="P1" draw:layer="layout" svg:width="4.629cm" svg:height="2.023cm" svg:x="7.302cm" svg:y="4.18cm" svg:viewBox="0 0 4630 2024" svg:d="M16 507c42-76 239 325 411 474 172 148 311 333 618 417 307 85 835 155 1223 91 389-66 770-295 1107-482 336-186 718-472 910-638 193-168 185-338 241-365 57-26 126 90 97 205s-40 273-272 483c-231 210-743 569-1115 777-373 207-752 384-1123 469-371 84-778 124-1100 39-323-84-670-299-836-544-166-246-203-851-161-926z">
              <text:p/>
            </draw:path>
            <draw:path draw:style-name="gr2" draw:text-style-name="P2" draw:layer="layout" svg:width="4.629cm" svg:height="2.023cm" svg:x="7.302cm" svg:y="4.18cm" svg:viewBox="0 0 4630 2024" svg:d="M16 507c42-76 239 325 411 474 172 148 311 333 618 417 307 85 835 155 1223 91 389-66 770-295 1107-482 336-186 718-472 910-638 193-168 185-338 241-365 57-26 126 90 97 205s-40 273-272 483c-231 210-743 569-1115 777-373 207-752 384-1123 469-371 84-778 124-1100 39-323-84-670-299-836-544-166-246-203-851-161-926z">
              <text:p/>
            </draw:path>
            <draw:path draw:style-name="gr3" draw:text-style-name="P1" draw:layer="layout" svg:width="4.934cm" svg:height="2.141cm" svg:x="7.327cm" svg:y="5.014cm" svg:viewBox="0 0 4935 2142" svg:d="M81 478c120-28 474 621 765 781 292 160 679 164 984 182 305 17 570 7 846-77 275-83 540-270 804-422 263-154 567-340 775-496 209-156 368-407 477-440 108-33 267 78 175 240s-309 437-728 731c-418 295-1239 855-1781 1036s-1093 146-1473 49-667-368-807-632-159-923-37-952z">
              <text:p/>
            </draw:path>
            <draw:path draw:style-name="gr2" draw:text-style-name="P2" draw:layer="layout" svg:width="4.934cm" svg:height="2.141cm" svg:x="7.327cm" svg:y="5.014cm" svg:viewBox="0 0 4935 2142" svg:d="M81 478c120-28 474 621 765 781 292 160 679 164 984 182 305 17 570 7 846-77 275-83 540-270 804-422 263-154 567-340 775-496 209-156 368-407 477-440 108-33 267 78 175 240s-309 437-728 731c-418 295-1239 855-1781 1036s-1093 146-1473 49-667-368-807-632-159-923-37-952z">
              <text:p/>
            </draw:path>
            <draw:path draw:style-name="gr3" draw:text-style-name="P1" draw:layer="layout" svg:width="4.919cm" svg:height="2.489cm" svg:x="7.34cm" svg:y="5.693cm" svg:viewBox="0 0 4920 2490" svg:d="M296 745c118 96 172 640 463 816 288 175 902 242 1275 237 374-4 654-110 965-261 310-151 620-422 901-641s633-520 781-670c149-149 72-239 111-225 38 15 164 189 119 311-46 122-92 158-394 422-303 265-1015 884-1417 1164-403 280-614 431-998 515-382 83-963 124-1300-10-339-135-602-564-728-799-125-235-62-469-25-613 37-143 128-340 247-246z">
              <text:p/>
            </draw:path>
            <draw:path draw:style-name="gr2" draw:text-style-name="P2" draw:layer="layout" svg:width="4.919cm" svg:height="2.489cm" svg:x="7.34cm" svg:y="5.693cm" svg:viewBox="0 0 4920 2490" svg:d="M296 745c118 96 172 640 463 816 288 175 902 242 1275 237 374-4 654-110 965-261 310-151 620-422 901-641s633-520 781-670c149-149 72-239 111-225 38 15 164 189 119 311-46 122-92 158-394 422-303 265-1015 884-1417 1164-403 280-614 431-998 515-382 83-963 124-1300-10-339-135-602-564-728-799-125-235-62-469-25-613 37-143 128-340 247-246z">
              <text:p/>
            </draw:path>
            <draw:path draw:style-name="gr3" draw:text-style-name="P1" draw:layer="layout" svg:width="4.865cm" svg:height="2.425cm" svg:x="7.343cm" svg:y="6.694cm" svg:viewBox="0 0 4866 2426" svg:d="M300 634c97 49 98 681 286 866 189 187 494 219 844 248s922 28 1257-72c335-99 515-348 756-524 239-176 486-341 685-532 198-191 381-566 504-614 123-47 257 192 231 329-27 138-170 306-391 498-221 191-622 430-935 651-313 220-592 519-943 674-352 156-830 236-1165 259-335 22-629 12-846-123-216-134-357-502-453-682-96-181-151-239-123-402 28-162 197-625 293-576z">
              <text:p/>
            </draw:path>
            <draw:path draw:style-name="gr2" draw:text-style-name="P2" draw:layer="layout" svg:width="4.865cm" svg:height="2.425cm" svg:x="7.343cm" svg:y="6.694cm" svg:viewBox="0 0 4866 2426" svg:d="M300 634c97 49 98 681 286 866 189 187 494 219 844 248s922 28 1257-72c335-99 515-348 756-524 239-176 486-341 685-532 198-191 381-566 504-614 123-47 257 192 231 329-27 138-170 306-391 498-221 191-622 430-935 651-313 220-592 519-943 674-352 156-830 236-1165 259-335 22-629 12-846-123-216-134-357-502-453-682-96-181-151-239-123-402 28-162 197-625 293-576z">
              <text:p/>
            </draw:path>
            <draw:path draw:style-name="gr3" draw:text-style-name="P1" draw:layer="layout" svg:width="4.81cm" svg:height="2.423cm" svg:x="7.375cm" svg:y="7.75cm" svg:viewBox="0 0 4811 2424" svg:d="M262 704c139 152 298 685 654 854 357 169 1050 243 1488 159 437-84 812-452 1136-665 324-214 628-445 807-619 178-174 189-391 266-427 77-37 199 111 198 208-1 98 12 131-206 377-218 248-726 807-1104 1104-377 296-697 580-1163 677-465 99-1246 51-1629-91-382-144-558-492-663-765-105-274-2-742 33-878 37-134 44-88 183 66z">
              <text:p/>
            </draw:path>
            <draw:path draw:style-name="gr2" draw:text-style-name="P2" draw:layer="layout" svg:width="4.81cm" svg:height="2.423cm" svg:x="7.375cm" svg:y="7.75cm" svg:viewBox="0 0 4811 2424" svg:d="M262 704c139 152 298 685 654 854 357 169 1050 243 1488 159 437-84 812-452 1136-665 324-214 628-445 807-619 178-174 189-391 266-427 77-37 199 111 198 208-1 98 12 131-206 377-218 248-726 807-1104 1104-377 296-697 580-1163 677-465 99-1246 51-1629-91-382-144-558-492-663-765-105-274-2-742 33-878 37-134 44-88 183 66z">
              <text:p/>
            </draw:path>
            <draw:path draw:style-name="gr3" draw:text-style-name="P1" draw:layer="layout" svg:width="4.999cm" svg:height="2.109cm" svg:x="2.57cm" svg:y="4.954cm" svg:viewBox="0 0 5000 2110" svg:d="M4811 670c-129 106-241 502-601 648-361 147-1064 299-1564 232-499-65-1027-370-1434-625s-816-812-1009-905c-193-92-262 153-148 348 114 196 452 568 833 823s1019 555 1452 707c434 153 830 196 1148 209 317 14 523-21 759-127 235-107 533-294 657-510 123-217 98-655 83-788-16-134-46-118-176-12z">
              <text:p/>
            </draw:path>
            <draw:path draw:style-name="gr2" draw:text-style-name="P2" draw:layer="layout" svg:width="4.999cm" svg:height="2.109cm" svg:x="2.57cm" svg:y="4.954cm" svg:viewBox="0 0 5000 2110" svg:d="M4811 670c-129 106-241 502-601 648-361 147-1064 299-1564 232-499-65-1027-370-1434-625s-816-812-1009-905c-193-92-262 153-148 348 114 196 452 568 833 823s1019 555 1452 707c434 153 830 196 1148 209 317 14 523-21 759-127 235-107 533-294 657-510 123-217 98-655 83-788-16-134-46-118-176-12z">
              <text:p/>
            </draw:path>
            <draw:path draw:style-name="gr3" draw:text-style-name="P1" draw:layer="layout" svg:width="5.015cm" svg:height="2.455cm" svg:x="2.519cm" svg:y="5.682cm" svg:viewBox="0 0 5016 2456" svg:d="M4703 893c-84 99-115 439-277 592-162 152-347 288-693 325-348 36-943 59-1388-105-446-164-926-603-1287-882-360-278-709-689-879-788-169-99-226 25-138 197s267 509 666 836c400 326 1189 894 1731 1124 540 231 1147 287 1515 256 371-32 530-273 704-441s296-383 343-569c46-185-16-454-66-545-48-90-146-99-231 0z">
              <text:p/>
            </draw:path>
            <draw:path draw:style-name="gr2" draw:text-style-name="P2" draw:layer="layout" svg:width="5.015cm" svg:height="2.455cm" svg:x="2.519cm" svg:y="5.682cm" svg:viewBox="0 0 5016 2456" svg:d="M4703 893c-84 99-115 439-277 592-162 152-347 288-693 325-348 36-943 59-1388-105-446-164-926-603-1287-882-360-278-709-689-879-788-169-99-226 25-138 197s267 509 666 836c400 326 1189 894 1731 1124 540 231 1147 287 1515 256 371-32 530-273 704-441s296-383 343-569c46-185-16-454-66-545-48-90-146-99-231 0z">
              <text:p/>
            </draw:path>
            <draw:path draw:style-name="gr3" draw:text-style-name="P1" draw:layer="layout" svg:width="5.056cm" svg:height="2.417cm" svg:x="2.499cm" svg:y="6.709cm" svg:viewBox="0 0 5057 2418" svg:d="M4733 816c-102 20-48 568-287 742s-715 321-1148 302c-431-19-1014-195-1443-418-428-221-862-676-1128-916-266-239-362-493-472-522-109-29-384 97-184 348 198 252 996 853 1377 1161 381 307 498 533 907 684 409 150 1166 232 1545 220 380-12 538-128 731-290s409-466 426-685c16-218-222-645-324-626z">
              <text:p/>
            </draw:path>
            <draw:path draw:style-name="gr2" draw:text-style-name="P2" draw:layer="layout" svg:width="5.056cm" svg:height="2.417cm" svg:x="2.499cm" svg:y="6.709cm" svg:viewBox="0 0 5057 2418" svg:d="M4733 816c-102 20-48 568-287 742s-715 321-1148 302c-431-19-1014-195-1443-418-428-221-862-676-1128-916-266-239-362-493-472-522-109-29-384 97-184 348 198 252 996 853 1377 1161 381 307 498 533 907 684 409 150 1166 232 1545 220 380-12 538-128 731-290s409-466 426-685c16-218-222-645-324-626z">
              <text:p/>
            </draw:path>
            <draw:path draw:style-name="gr3" draw:text-style-name="P1" draw:layer="layout" svg:width="4.727cm" svg:height="2.493cm" svg:x="2.695cm" svg:y="7.747cm" svg:viewBox="0 0 4728 2494" svg:d="M4492 810c-124 0-209 670-519 835-309 167-944 196-1342 163-397-33-704-158-1045-359-340-202-756-608-999-847-244-240-370-539-463-592-92-52-170 102-92 278 77 176 205 455 555 778s1138 922 1545 1159c407 238 568 254 897 267 330 14 802-44 1083-185 281-142 538-412 602-662 63-249-100-835-222-835z">
              <text:p/>
            </draw:path>
            <draw:path draw:style-name="gr2" draw:text-style-name="P2" draw:layer="layout" svg:width="4.727cm" svg:height="2.493cm" svg:x="2.695cm" svg:y="7.747cm" svg:viewBox="0 0 4728 2494" svg:d="M4492 810c-124 0-209 670-519 835-309 167-944 196-1342 163-397-33-704-158-1045-359-340-202-756-608-999-847-244-240-370-539-463-592-92-52-170 102-92 278 77 176 205 455 555 778s1138 922 1545 1159c407 238 568 254 897 267 330 14 802-44 1083-185 281-142 538-412 602-662 63-249-100-835-222-835z">
              <text:p/>
            </draw:path>
            <draw:path draw:style-name="gr3" draw:text-style-name="P1" draw:layer="layout" svg:width="4.756cm" svg:height="2.368cm" svg:x="2.818cm" svg:y="8.869cm" svg:viewBox="0 0 4757 2369" svg:d="M4406 744c-116 56-137 483-343 650-205 166-565 330-888 348-322 17-645-55-1045-244-402-189-1040-646-1361-893-320-247-436-532-564-592s-219 93-203 232c15 140-43 327 296 603 339 277 1207 803 1739 1056 533 253 1058 483 1452 464 395-20 705-361 917-580 211-218 351-557 351-731 0-173-235-369-351-313z">
              <text:p/>
            </draw:path>
            <draw:path draw:style-name="gr2" draw:text-style-name="P2" draw:layer="layout" svg:width="4.756cm" svg:height="2.368cm" svg:x="2.818cm" svg:y="8.869cm" svg:viewBox="0 0 4757 2369" svg:d="M4406 744c-116 56-137 483-343 650-205 166-565 330-888 348-322 17-645-55-1045-244-402-189-1040-646-1361-893-320-247-436-532-564-592s-219 93-203 232c15 140-43 327 296 603 339 277 1207 803 1739 1056 533 253 1058 483 1452 464 395-20 705-361 917-580 211-218 351-557 351-731 0-173-235-369-351-313z">
              <text:p/>
            </draw:path>
            <draw:path draw:style-name="gr3" draw:text-style-name="P1" draw:layer="layout" svg:width="4.517cm" svg:height="2.358cm" svg:x="2.955cm" svg:y="9.821cm" svg:viewBox="0 0 4518 2359" svg:d="M4129 941c-188 93-483 619-740 752-257 136-421 174-805 58-384-115-1090-464-1499-752-408-288-786-870-953-974-166-105-169 142-45 347 123 205 438 590 786 882s862 686 1304 869c441 183 1031 254 1341 232 311-22 352-156 519-359 166-203 466-683 481-858s-201-290-389-197z">
              <text:p/>
            </draw:path>
            <draw:path draw:style-name="gr2" draw:text-style-name="P2" draw:layer="layout" svg:width="4.517cm" svg:height="2.358cm" svg:x="2.955cm" svg:y="9.821cm" svg:viewBox="0 0 4518 2359" svg:d="M4129 941c-188 93-483 619-740 752-257 136-421 174-805 58-384-115-1090-464-1499-752-408-288-786-870-953-974-166-105-169 142-45 347 123 205 438 590 786 882s862 686 1304 869c441 183 1031 254 1341 232 311-22 352-156 519-359 166-203 466-683 481-858s-201-290-389-197z">
              <text:p/>
            </draw:path>
            <draw:path draw:style-name="gr3" draw:text-style-name="P1" draw:layer="layout" svg:width="4.714cm" svg:height="2.355cm" svg:x="7.302cm" svg:y="8.883cm" svg:viewBox="0 0 4715 2356" svg:d="M257 696c134 49 307 468 545 636 239 169 535 370 886 378s841-143 1218-331c376-188 791-571 1044-797 252-226 347-495 472-561s284 35 282 165c-2 131 104 276-293 615-396 340-1496 1184-2084 1423-589 238-1094 102-1447 6-351-95-517-381-664-581-147-199-223-455-215-614 6-159 122-389 256-339z">
              <text:p/>
            </draw:path>
            <draw:path draw:style-name="gr2" draw:text-style-name="P2" draw:layer="layout" svg:width="4.714cm" svg:height="2.355cm" svg:x="7.302cm" svg:y="8.883cm" svg:viewBox="0 0 4715 2356" svg:d="M257 696c134 49 307 468 545 636 239 169 535 370 886 378s841-143 1218-331c376-188 791-571 1044-797 252-226 347-495 472-561s284 35 282 165c-2 131 104 276-293 615-396 340-1496 1184-2084 1423-589 238-1094 102-1447 6-351-95-517-381-664-581-147-199-223-455-215-614 6-159 122-389 256-339z">
              <text:p/>
            </draw:path>
            <draw:path draw:style-name="gr3" draw:text-style-name="P1" draw:layer="layout" svg:width="4.382cm" svg:height="2.205cm" svg:x="7.377cm" svg:y="9.933cm" svg:viewBox="0 0 4383 2206" svg:d="M239 763c181 61 615 624 878 775 262 151 439 165 698 128 258-37 542-177 853-349 310-171 759-469 1013-680 253-211 393-494 504-586 112-93 147-45 163 33 16 77 99 231-67 435-167 203-580 542-932 788-352 245-759 544-1180 686-421 140-991 297-1347 160s-690-750-788-982c-97-231 26-469 205-408z">
              <text:p/>
            </draw:path>
            <draw:path draw:style-name="gr2" draw:text-style-name="P2" draw:layer="layout" svg:width="4.382cm" svg:height="2.205cm" svg:x="7.377cm" svg:y="9.933cm" svg:viewBox="0 0 4383 2206" svg:d="M239 763c181 61 615 624 878 775 262 151 439 165 698 128 258-37 542-177 853-349 310-171 759-469 1013-680 253-211 393-494 504-586 112-93 147-45 163 33 16 77 99 231-67 435-167 203-580 542-932 788-352 245-759 544-1180 686-421 140-991 297-1347 160s-690-750-788-982c-97-231 26-469 205-408z">
              <text:p/>
            </draw:path>
          </draw:g>
          <draw:custom-shape draw:style-name="gr4" draw:text-style-name="P3" draw:layer="layout" svg:width="0.936cm" svg:height="1.169cm" draw:transform="rotate (1.5707963267949) translate (6.779cm 5.367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" draw:text-style-name="P3" draw:layer="layout" svg:width="0.936cm" svg:height="1.169cm" draw:transform="skewX (-0.0555014702134197) rotate (1.54409278923938) translate (6.757cm 6.315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" draw:text-style-name="P3" draw:layer="layout" svg:width="1.066cm" svg:height="1.158cm" draw:transform="skewX (0.0671951762017817) rotate (1.60832090571277) translate (6.801cm 7.364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6" draw:text-style-name="P3" draw:layer="layout" svg:width="1.006cm" svg:height="1.219cm" draw:transform="skewX (0.0565486677646163) rotate (1.5707963267949) translate (6.733cm 8.332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7" draw:text-style-name="P3" draw:layer="layout" svg:width="1.084cm" svg:height="1.208cm" draw:transform="skewX (0.00907571211037052) rotate (1.59470733754722) translate (6.783cm 9.413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8" draw:text-style-name="P3" draw:layer="layout" svg:width="1.014cm" svg:height="1.183cm" draw:transform="skewX (-0.000872664625997162) rotate (1.59453280462202) translate (6.794cm 10.436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9" draw:text-style-name="P3" draw:layer="layout" svg:width="1.004cm" svg:height="1.264cm" draw:transform="skewX (0.0308923277602996) rotate (1.57481058407448) translate (6.735cm 11.345c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12M20S</meta:editing-duration>
    <meta:editing-cycles>5</meta:editing-cycles>
    <meta:generator>LibreOffice/7.3.7.2$Linux_X86_64 LibreOffice_project/30$Build-2</meta:generator>
    <dc:date>2023-12-20T18:12:54.807299049</dc:date>
    <meta:document-statistic meta:object-count="37"/>
  </office:meta>
</office:document-meta>
</file>